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75cm" fo:min-width="6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938cm" fo:min-width="0.25cm"/>
    </style:style>
    <style:style style:name="gr4" style:family="graphic" style:parent-style-name="standard">
      <style:graphic-properties svg:stroke-color="#009bdd" draw:fill-color="#77caee" draw:textarea-horizontal-align="justify" draw:textarea-vertical-align="middle" draw:auto-grow-height="false" fo:min-height="2.75cm" fo:min-width="6.5cm"/>
      <style:paragraph-properties style:writing-mode="lr-tb"/>
    </style:style>
    <style:style style:name="gr5" style:family="graphic" style:parent-style-name="standard">
      <style:graphic-properties draw:fill-color="#77caee" draw:textarea-horizontal-align="justify" draw:textarea-vertical-align="middle" draw:auto-grow-height="false" fo:min-height="2.75cm" fo:min-width="6.5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-color="#77cae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Présentation d’une seconde série d’articles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 text:style-name="P3"><text:span text:style-name="T1">Overview of the TAC 2008 Update Summarization Task </text:span>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header>
                <text:p>PLAN </text:p>
                <text:p>1) Description des corpus </text:p>
                <text:p>2) 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499cm" presentation:class="title" presentation:user-transformed="true">
          <draw:text-box>
            <text:p text:style-name="P1"><text:span text:style-name="T1">Overview of the TAC 2008 Update Summarization Task </text:span></text:p>
          </draw:text-box>
        </draw:frame>
        <draw:frame presentation:style-name="pr7" draw:text-style-name="P1" draw:layer="layout" svg:width="26cm" svg:height="10cm" svg:x="2cm" svg:y="13.624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custom-shape draw:style-name="gr2" draw:text-style-name="P5" draw:layer="layout" svg:width="7cm" svg:height="4cm" svg:x="4.5cm" svg:y="3cm">
          <text:p text:style-name="P5">10 articles de presse </text:p>
          <text:p text:style-name="P5">(Document Set A) 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7cm" svg:height="4cm" svg:x="15cm" svg:y="3cm">
          <text:p text:style-name="P5">10 articles de presse </text:p>
          <text:p text:style-name="P5">supplémentaires </text:p>
          <text:p text:style-name="P5">(Document Set B) 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5cm" svg:height="2.5cm" svg:x="7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5" draw:layer="layout" svg:width="1.5cm" svg:height="2.5cm" svg:x="17.5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6" draw:layer="layout" svg:width="7cm" svg:height="3cm" svg:x="4.5cm" svg:y="10cm">
          <text:p text:style-name="P5">Résumés de 100 mots </text:p>
          <text:p text:style-name="P5">(Summary A) 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7cm" svg:height="3cm" svg:x="15cm" svg:y="10cm">
          <text:p text:style-name="P7">Résumés de 100 mots </text:p>
          <text:p text:style-name="P7">(Summary B)</text:p>
          <text:p text:style-name="P7">(Supposant la lecture </text:p>
          <text:p text:style-name="P7">préalable de Set A) <text:s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2T15:48:38.928578604</meta:creation-date>
    <meta:editing-duration>PT37M8S</meta:editing-duration>
    <meta:editing-cycles>3</meta:editing-cycles>
    <meta:generator>LibreOffice/7.3.7.2$Linux_X86_64 LibreOffice_project/30$Build-2</meta:generator>
    <dc:title>Blue Curve</dc:title>
    <dc:date>2024-05-22T17:16:40.351965187</dc:date>
    <meta:document-statistic meta:object-count="52"/>
  </office:meta>
</office:document-meta>
</file>